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47b9" officeooo:paragraph-rsid="001d47b9"/>
    </style:style>
    <style:style style:name="P2" style:family="paragraph" style:parent-style-name="Standard">
      <style:text-properties officeooo:rsid="0020250c" officeooo:paragraph-rsid="002025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ttps://denchak.blogspot.com/b/post-preview?token=w7jBUGMBAAA.EIFpwV787dSPdBF1Nir1leqWq51hE2PVN645gzJRy5Bl_2YcRjECSq4PSJT4j574pTS54tqsAaR_jvBHjm8ijg.IAVpRakfd2Fute6FSjTsog&amp;postId=3264693634431160102&amp;type=PO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09:29:18.404695234</meta:creation-date>
    <dc:date>2018-05-11T14:57:21.003036660</dc:date>
    <meta:editing-duration>PT5H7M41S</meta:editing-duration>
    <meta:editing-cycles>1</meta:editing-cycles>
    <meta:document-statistic meta:table-count="0" meta:image-count="0" meta:object-count="0" meta:page-count="1" meta:paragraph-count="1" meta:word-count="1" meta:character-count="208" meta:non-whitespace-character-count="208"/>
    <meta:generator>LibreOffice/5.1.6.2$Linux_X86_64 LibreOffice_project/10m0$Build-2</meta:generator>
  </office:meta>
</office:document-meta>
</file>